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da" fo:country="DK"/>
    </style:style>
    <style:style style:name="P2" style:parent-style-name="Normal" style:family="paragraph">
      <style:text-properties fo:language="da" fo:country="DK"/>
    </style:style>
    <style:style style:name="T3" style:parent-style-name="Standardskrifttypeiafsnit" style:family="text">
      <style:text-properties fo:language="da" fo:country="DK"/>
    </style:style>
    <style:style style:name="T4" style:parent-style-name="Standardskrifttypeiafsnit" style:family="text">
      <style:text-properties fo:language="da" fo:country="DK"/>
    </style:style>
    <style:style style:name="T5" style:parent-style-name="Standardskrifttypeiafsnit" style:family="text">
      <style:text-properties fo:language="da" fo:country="DK"/>
    </style:style>
    <style:style style:name="T6" style:parent-style-name="Standardskrifttypeiafsnit" style:family="text">
      <style:text-properties fo:language="da" fo:country="DK"/>
    </style:style>
    <style:style style:name="T7" style:parent-style-name="Standardskrifttypeiafsnit" style:family="text">
      <style:text-properties fo:language="da" fo:country="DK"/>
    </style:style>
    <style:style style:name="T8" style:parent-style-name="Standardskrifttypeiafsnit" style:family="text">
      <style:text-properties fo:language="da" fo:country="DK"/>
    </style:style>
    <style:style style:name="T9" style:parent-style-name="Standardskrifttypeiafsnit" style:family="text">
      <style:text-properties fo:language="da" fo:country="DK"/>
    </style:style>
    <style:style style:name="T10" style:parent-style-name="Standardskrifttypeiafsnit" style:family="text">
      <style:text-properties fo:language="da" fo:country="DK"/>
    </style:style>
    <style:style style:name="T11" style:parent-style-name="Standardskrifttypeiafsnit" style:family="text">
      <style:text-properties fo:language="da" fo:country="DK"/>
    </style:style>
    <style:style style:name="T12" style:parent-style-name="Standardskrifttypeiafsnit" style:family="text">
      <style:text-properties fo:language="da" fo:country="DK"/>
    </style:style>
    <style:style style:name="T13" style:parent-style-name="Standardskrifttypeiafsnit" style:family="text">
      <style:text-properties fo:language="da" fo:country="DK"/>
    </style:style>
  </office:automatic-styles>
  <office:body>
    <office:text text:use-soft-page-breaks="true">
      <text:p text:style-name="P1">NoSQL databases er<text:s/>”not only<text:s/>relational”<text:s/>databaser som ikke kræver skemaer og har fordelen at de skalerer<text:s/>horisontal<text:s/>frem for<text:s/>vertikal. Relationelle<text:s/>databaser<text:s/>kan man kun forøge produktiviteten ved at gøre maskinen stærkere som kører operationen. Ved NoSQL kan man placere data på flere forskellige maskiner som bruger daemons for at sende data frem og tilbage. Ved disse data kan der være en procentuel<text:s/>mangel. Dertil findes der også gentagende data.<text:s/>Noder i NoSQL er også placeret alfabetisk hvilket der gør det svært at udskifte navne på indhold i noSQL databaser. Når data er sat fast der skal det helst ikke ændres da dette kan være meget svær.<text:s/>Relationelle databaser bruger skemaer og tabeller imens nosql kan være flere former som dokument baseret, nøgle-værdi par baseret og kan være baseret på graf databaser.<text:s/></text:p>
      <text:p text:style-name="P2">Cap theorem er distribueret systemer.<text:s/>Cap drejer sig om at vælge to aspekter ud af tre som er tilgængelighed, partitions tollerance og konsistens.<text:s/>Man kan kun optimere to af aspekterne.<text:s/></text:p>
      <text:p text:style-name="Normal"><text:span text:style-name="T3">HBase er angivelidt meget brugbar for tilfældet af store data. Hvis man f. eks modtager flere terabyte data om måneden kan<text:s/></text:span><text:span text:style-name="T4">relationelle</text:span><text:span text:style-name="T5"><text:s/>databaser havde svært med at følge med da man ikke kan dele databaserne ud på flere forskellige steder. En database er centralt for sin opgave og det bedste man kan<text:s/></text:span><text:span text:style-name="T6">gøre,</text:span><text:span text:style-name="T7"><text:s/>er at dele tabeller op.<text:s/></text:span><text:span text:style-name="T8">Imens ved andre former som NOSQL og HBase kan man opdele kravene<text:s/></text:span><text:span text:style-name="T9">horisontalt</text:span><text:span text:style-name="T10"><text:s/>på flere steder.<text:s/></text:span><text:span text:style-name="T11">Dette gør partitioner mere udbredte.<text:s/></text:span><text:span text:style-name="T12">NoSQL bruger generelt også dynamiske skemaer for ustruktureret data.<text:s/></text:span><text:span text:style-name="T13">Nosql databaser har også en hvis fejl rate i konsistens af deres data som mener at deres data nogle gange er bagud på partitioner imens relationelle databaser altid holder skarpt styr på konsistens af data. I nogle sektorer må der ikke være fejl på konsistensen imens andre godt kan tillade dett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n Falk Moustesgård</meta:initial-creator>
    <dc:creator>Christian Falk Moustesgård</dc:creator>
    <meta:creation-date>2021-03-18T14:03:00Z</meta:creation-date>
    <dc:date>2021-03-18T15:38:00Z</dc:date>
    <meta:template xlink:href="Normal" xlink:type="simple"/>
    <meta:editing-cycles>29</meta:editing-cycles>
    <meta:editing-duration>PT5700S</meta:editing-duration>
    <meta:document-statistic meta:page-count="1" meta:paragraph-count="3" meta:word-count="274" meta:character-count="1834" meta:row-count="13" meta:non-whitespace-character-count="1563"/>
  </office:meta>
</office:document-meta>
</file>